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4ce98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4ce9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4ce981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dc985" officeooo:paragraph-rsid="004dc98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89bf" officeooo:paragraph-rsid="004f89bf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6edbf" officeooo:paragraph-rsid="005dbaa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43aad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c0f47" officeooo:paragraph-rsid="0029ced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ca5bf" officeooo:paragraph-rsid="005ca5bf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1bf317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4dc98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4dc985" officeooo:paragraph-rsid="0054e27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fc58" officeooo:paragraph-rsid="00620f4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6e1f" officeooo:paragraph-rsid="00606e1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4e279" officeooo:paragraph-rsid="0054e27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4e56" officeooo:paragraph-rsid="00594e5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c091" officeooo:paragraph-rsid="0060c09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0c091" officeooo:paragraph-rsid="0066d8f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ca5bf" officeooo:paragraph-rsid="005ca5b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ff53d" officeooo:paragraph-rsid="005dbaa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 style:master-page-name="">
      <style:paragraph-properties fo:text-align="start" style:justify-single-word="false" style:page-number="auto"/>
      <style:text-properties style:text-line-through-style="none" style:text-line-through-type="none" style:font-name="DejaVu Sans Condensed" fo:font-size="12pt" fo:font-style="normal" fo:font-weight="bold" officeooo:rsid="003ff53d" officeooo:paragraph-rsid="005dbaa1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dc985" officeooo:paragraph-rsid="004dc985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officeooo:rsid="00463da4" officeooo:paragraph-rsid="005dbaa1" style:font-size-asian="12pt" style:font-size-complex="12pt"/>
    </style:style>
    <style:style style:name="P27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officeooo:paragraph-rsid="005dbaa1" style:font-size-asian="12pt" style:font-size-complex="12pt"/>
    </style:style>
    <style:style style:name="P2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61fc58" officeooo:paragraph-rsid="00620f42" style:font-weight-asian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620f42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dc985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weight="normal" officeooo:rsid="004dc985" officeooo:paragraph-rsid="004dc985" style:font-weight-asian="normal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officeooo:rsid="005ca5bf" officeooo:paragraph-rsid="005ca5bf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officeooo:paragraph-rsid="005dbaa1"/>
    </style:style>
    <style:style style:name="T1" style:family="text">
      <style:text-properties style:font-name="DejaVu Sans Condensed" fo:font-size="12pt" fo:font-weight="normal" officeooo:rsid="001bf317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22519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22519" style:font-weight-asian="bold" style:font-weight-complex="bold"/>
    </style:style>
    <style:style style:name="T6" style:family="text">
      <style:text-properties fo:font-weight="bold" officeooo:rsid="0050b482" style:font-weight-asian="bold" style:font-weight-complex="bold"/>
    </style:style>
    <style:style style:name="T7" style:family="text">
      <style:text-properties fo:font-weight="bold" officeooo:rsid="00594e56" style:font-weight-asian="bold" style:font-weight-complex="bold"/>
    </style:style>
    <style:style style:name="T8" style:family="text">
      <style:text-properties fo:font-weight="bold" officeooo:rsid="00606e1f" style:font-weight-asian="bold" style:font-weight-complex="bold"/>
    </style:style>
    <style:style style:name="T9" style:family="text">
      <style:text-properties fo:font-weight="bold" officeooo:rsid="0061fc58" style:font-weight-asian="bold" style:font-weight-complex="bold"/>
    </style:style>
    <style:style style:name="T10" style:family="text">
      <style:text-properties fo:font-weight="bold" officeooo:rsid="00620f42" style:font-weight-asian="bold" style:font-weight-complex="bold"/>
    </style:style>
    <style:style style:name="T11" style:family="text">
      <style:text-properties officeooo:rsid="0035db3e"/>
    </style:style>
    <style:style style:name="T12" style:family="text">
      <style:text-properties fo:font-size="12pt" fo:font-weight="bold" officeooo:rsid="0041101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31195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3aad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5ca5bf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650b54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68a8ed" style:font-size-asian="12pt" style:font-weight-asian="bold" style:font-size-complex="12pt" style:font-weight-complex="bold"/>
    </style:style>
    <style:style style:name="T22" style:family="text">
      <style:text-properties fo:font-size="12pt" fo:font-style="normal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53a65c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54e279" style:font-size-asian="12pt" style:font-style-asian="normal" style:font-size-complex="12pt" style:font-style-complex="normal"/>
    </style:style>
    <style:style style:name="T2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fo:font-size="12pt" fo:font-style="normal" fo:font-weight="bold" officeooo:rsid="0054e279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line-through-style="none" style:text-line-through-type="none" style:font-name="DejaVu Sans Condensed" fo:font-size="12pt" fo:font-style="normal" fo:font-weight="normal" officeooo:rsid="005d037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officeooo:rsid="00594e56"/>
    </style:style>
    <style:style style:name="T30" style:family="text">
      <style:text-properties officeooo:rsid="005355f4"/>
    </style:style>
    <style:style style:name="T31" style:family="text">
      <style:text-properties style:text-outline="false" fo:text-shadow="none" style:text-underline-style="none" style:text-emphasize="none"/>
    </style:style>
    <style:style style:name="T32" style:family="text">
      <style:text-properties style:text-outline="false" fo:text-shadow="none" style:text-underline-style="none" officeooo:rsid="005723e2" style:text-emphasize="none"/>
    </style:style>
    <style:style style:name="T33" style:family="text">
      <style:text-properties style:text-outline="false" fo:text-shadow="none" style:text-underline-style="none" officeooo:rsid="006e1af8" style:text-emphasize="none"/>
    </style:style>
    <style:style style:name="T34" style:family="text">
      <style:text-properties officeooo:rsid="0039da8b"/>
    </style:style>
    <style:style style:name="T35" style:family="text">
      <style:text-properties officeooo:rsid="00643986"/>
    </style:style>
    <style:style style:name="T36" style:family="text">
      <style:text-properties officeooo:rsid="0066ab54"/>
    </style:style>
    <style:style style:name="T37" style:family="text">
      <style:text-properties officeooo:rsid="00417426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3ff53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522519" style:font-style-asian="normal" style:font-weight-asian="bold" style:font-style-complex="normal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ff53d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417426" style:font-style-asian="normal" style:font-weight-asian="normal" style:font-style-complex="normal" style:font-weight-complex="normal"/>
    </style:style>
    <style:style style:name="T44" style:family="text">
      <style:text-properties fo:font-style="normal" officeooo:rsid="00522519" style:font-style-asian="normal" style:font-style-complex="normal"/>
    </style:style>
    <style:style style:name="T45" style:family="text">
      <style:text-properties officeooo:rsid="005dbaa1"/>
    </style:style>
    <style:style style:name="T46" style:family="text">
      <style:text-properties officeooo:rsid="005e13b4"/>
    </style:style>
    <style:style style:name="T47" style:family="text">
      <style:text-properties officeooo:rsid="005f412f"/>
    </style:style>
    <style:style style:name="T48" style:family="text">
      <style:text-properties officeooo:rsid="00606e1f"/>
    </style:style>
    <style:style style:name="T49" style:family="text">
      <style:text-properties officeooo:rsid="00620f42"/>
    </style:style>
    <style:style style:name="T50" style:family="text">
      <style:text-properties officeooo:rsid="0061fc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2">5</text:span><text:span text:style-name="T13">0</text:span><text:span text:style-name="T21">4</text:span><text:span text:style-name="T14"> - </text:span><text:span text:style-name="T15">A/G </text:span><text:span text:style-name="T16">- </text:span><text:span text:style-name="T17">Pilot - </text:span><text:span text:style-name="T19">U</text:span><text:span text:style-name="T18">nguided Bombs, </text:span><text:span text:style-name="T19">Dive Toss</text:span></text:p>
      <text:p text:style-name="P4"/>
      <text:p text:style-name="P6">Fence In</text:p>
      <text:list text:style-name="L1">
        <text:list-item>
          <text:p text:style-name="P12"><text:span text:style-name="T3">MASTER ARM</text:span><text:span text:style-name="T1"> ... </text:span><text:span text:style-name="T2">ON</text:span></text:p>
        </text:list-item>
      </text:list>
      <text:p text:style-name="P8"/>
      <text:p text:style-name="P5">Dive Toss (CCRP) -- Also Dive-Glide and Dive-Level</text:p>
      <text:list xml:id="list3599194194" text:style-name="L2">
        <text:list-item>
          <text:p text:style-name="P13">Set up:</text:p>
          <text:list>
            <text:list-item>
              <text:p text:style-name="P13"><text:span text:style-name="T6">Sight</text:span><text:span text:style-name="T4"> </text:span><text:span text:style-name="T6">Mode</text:span><text:span text:style-name="T4"> knob</text:span> ... <text:span text:style-name="T4">A/G</text:span></text:p>
            </text:list-item>
            <text:list-item>
              <text:p text:style-name="P15"><text:span text:style-name="T4">Reticle Depression knob</text:span> ... <text:span text:style-name="T10">Ignored??</text:span></text:p>
            </text:list-item>
            <text:list-item>
              <text:p text:style-name="P28"><text:span text:style-name="T25">Station Select buttons</text:span><text:span text:style-name="T22"> ... </text:span><text:span text:style-name="T25">As needed for desired bombs</text:span></text:p>
            </text:list-item>
            <text:list-item>
              <text:p text:style-name="P29"><text:span text:style-name="T4">Fuze switch ... NOSE &amp; TAIL or as needed</text:span><text:span text:style-name="T9"> (see below for notes)</text:span></text:p>
            </text:list-item>
            <text:list-item>
              <text:p text:style-name="P30"><text:span text:style-name="T25">Delivery Mode knob</text:span><text:span text:style-name="T22"> ... </text:span><text:span text:style-name="T25">DT</text:span><text:span text:style-name="T22"> for Dive Toss</text:span><text:span text:style-name="T23">/Dive Glide/Dive Level</text:span><text:span text:style-name="T22"> delivery</text:span><text:span text:style-name="T23"> (different from DL for Dive Laydown)</text:span><text:span text:style-name="T24">, or </text:span><text:span text:style-name="T26">TGT FIND</text:span><text:span text:style-name="T24"> for Pave Spike designation</text:span></text:p>
            </text:list-item>
            <text:list-item>
              <text:p text:style-name="P13"><text:span text:style-name="T4">Weapon Selector knob</text:span> ... <text:span text:style-name="T4">BOMBS</text:span></text:p>
            </text:list-item>
            <text:list-item>
              <text:p text:style-name="P16"><text:span text:style-name="T4">AWRU INTRVL knob </text:span>and<text:span text:style-name="T4"> switch</text:span> ... <text:span text:style-name="T4">as needed</text:span></text:p>
            </text:list-item>
            <text:list-item>
              <text:p text:style-name="P13"><text:span text:style-name="T4">AWRU </text:span><text:span text:style-name="T8">QTY knob</text:span><text:span text:style-name="T48"> </text:span>... <text:span text:style-name="T4">as needed</text:span><text:span text:style-name="T8">:</text:span>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17"><text:span text:style-name="T4">C</text:span> ... (Continuous ripple) While pickle is held, drops one bomb at a time from selected stations, outside in, at selected intervals.</text:p>
                </text:list-item>
                <text:list-item>
                  <text:p text:style-name="P17"><text:span text:style-name="T4">S</text:span> ... (continuous Salvo) While pickle is held, drops one bomb simultaneously from each selected station, at selected intervals.</text:p>
                </text:list-item>
                <text:list-item>
                  <text:p text:style-name="P17"><text:span text:style-name="T4">P</text:span> ... (Pairs) With each pickle press, drops a pair of bombs from selected symmetrical stations, outside in. <text:s/>Drops singles from centerline station. <text:s/>Ignores interval.</text:p>
                </text:list-item>
                <text:list-item>
                  <text:p text:style-name="P17"><text:span text:style-name="T4">Numbers 1-18</text:span> ... While pickle is held, drops up to N bombs total, one at a time from selected stations, outside in, at selected intervals.</text:p>
                </text:list-item>
              </text:list>
            </text:list-item>
          </text:list>
        </text:list-item>
      </text:list>
      <text:list xml:id="list41546979749979" text:continue-list="list3599194194" text:style-name="L2">
        <text:list-item>
          <text:list>
            <text:list-item>
              <text:p text:style-name="P18">Bombing Table kneeboard (B key<text:span text:style-name="T49">, or Lower Gray Button to toggle</text:span>):</text:p>
              <text:list>
                <text:list-item>
                  <text:p text:style-name="P18">Mode of delivery ... DT or TGT FIND??</text:p>
                </text:list-item>
                <text:list-item>
                  <text:p text:style-name="P18">Type of bomb ... as needed</text:p>
                </text:list-item>
                <text:list-item>
                  <text:p text:style-name="P18">(No other settings needed, we just need the bomb drag coefficient.)</text:p>
                </text:list-item>
                <text:list-item>
                  <text:p text:style-name="P18"><text:span text:style-name="T49">Click "</text:span>Tell Jester and close<text:span text:style-name="T49">".</text:span></text:p>
                </text:list-item>
              </text:list>
            </text:list-item>
          </text:list>
        </text:list-item>
        <text:list-item>
          <text:p text:style-name="P13">Dive at <text:span text:style-name="T4">10 to 40 degrees</text:span><text:span text:style-name="T49">, steeper end of that range is better.</text:span></text:p>
        </text:list-item>
        <text:list-item>
          <text:p text:style-name="P14">Place pipper on target, <text:span text:style-name="T4">wings level</text:span>.</text:p>
        </text:list-item>
        <text:list-item>
          <text:p text:style-name="P18">Press <text:span text:style-name="T4">Jester Context button</text:span> <text:span text:style-name="T49">(</text:span><text:span text:style-name="T10">Middle Thumb hat back short</text:span><text:span text:style-name="T49">) </text:span>to tell Jester to <text:span text:style-name="T4">lock the radar onto the ground return</text:span>.</text:p>
        </text:list-item>
      </text:list>
      <text:list text:style-name="L4">
        <text:list-item>
          <text:list>
            <text:list-item>
              <text:p text:style-name="P19">To unlock, press Jester Context button again.</text:p>
            </text:list-item>
          </text:list>
        </text:list-item>
      </text:list>
      <text:list xml:id="list41546379709484" text:continue-list="list41546979749979" text:style-name="L2">
        <text:list-item>
          <text:p text:style-name="P13"><text:span text:style-name="T29">When locked (range indicator is shown on gunsight reticle), </text:span><text:span text:style-name="T7">p</text:span><text:span text:style-name="T4">ress and hold </text:span><text:span text:style-name="T5">Red Button</text:span>, then begin pullup. <text:s/>Maintain perfectly constant pullup rate for maximum accuracy.</text:p>
        </text:list-item>
      </text:list>
      <text:list text:style-name="L5">
        <text:list-item>
          <text:list>
            <text:list-item>
              <text:p text:style-name="P31"><text:span text:style-name="T22">For </text:span><text:span text:style-name="T25">Dive-Glide</text:span><text:span text:style-name="T22">, pull up partially (5-10 deg), then maintain steady angle through release point.</text:span></text:p>
            </text:list-item>
            <text:list-item>
              <text:p text:style-name="P31"><text:span text:style-name="T22">For </text:span><text:span text:style-name="T25">Dive-Level</text:span><text:span text:style-name="T22">, start with a shallower dive; after designating target, increase dive angle to get "behind" the release point, then pull up to level and maintain straight-and-level flight through release point.</text:span></text:p>
            </text:list-item>
          </text:list>
        </text:list-item>
      </text:list>
      <text:list xml:id="list41545753114479" text:continue-list="list41546379709484" text:style-name="L2">
        <text:list-item>
          <text:p text:style-name="P13">Bombs are released when WRCS computes you are at the release point.</text:p>
        </text:list-item>
        <text:list-item>
          <text:p text:style-name="P25"><text:span text:style-name="T38">Release </text:span><text:span text:style-name="T40">Red Button</text:span><text:span text:style-name="T44"> when bombs are gone.</text:span></text:p>
        </text:list-item>
      </text:list>
      <text:p text:style-name="P9"/>
      <text:p text:style-name="P11">Weapon notes</text:p>
      <text:list text:style-name="L6">
        <text:list-item>
          <text:p text:style-name="P20">Retarded bombs (Mk 82 Snakeye and AIR, Mk 84 AIR):</text:p>
          <text:list>
            <text:list-item>
              <text:p text:style-name="P21"><text:span text:style-name="T4">NOSE</text:span> fuze drops slick (non-retarded), <text:span text:style-name="T4">NOSE &amp; TAIL</text:span> drops retarded.<text:span text:style-name="T50"> <text:s/>TAIL only will result in retarded dud.</text:span></text:p>
            </text:list-item>
          </text:list>
        </text:list-item>
        <text:list-item>
          <text:p text:style-name="P32"><text:span text:style-name="T27">Mk 20 Rockeyes</text:span><text:span text:style-name="T28">:</text:span></text:p>
          <text:list>
            <text:list-item>
              <text:p text:style-name="P22">Use <text:span text:style-name="T4">NOSE</text:span> fuze for <text:span text:style-name="T4">PRI</text:span> timing, <text:span text:style-name="T4">NOSE &amp; TAIL</text:span> for <text:span text:style-name="T4">OPT</text:span> timing. <text:s/>TAIL only will result in dud.</text:p>
            </text:list-item>
          </text:list>
        </text:list-item>
      </text:list>
      <text:p text:style-name="P10"/>
      <text:p text:style-name="P7"><text:span text:style-name="T34">Bomb</text:span><text:span text:style-name="T35"> interval spacing table</text:span><text:span text:style-name="T36"> and notes</text:span><text:span text:style-name="T46"> -- WIP need more data</text:span><text:span text:style-name="T47"> points</text:span></text:p>
      <text:list text:style-name="L7">
        <text:list-item>
          <text:p text:style-name="P24">Intervals<text:tab/><text:span text:style-name="T45"><text:tab/></text:span>0.06 s<text:span text:style-name="T37">ec</text:span><text:tab/>0.10 s<text:span text:style-name="T37">ec</text:span><text:tab/>0.14 s<text:span text:style-name="T37">ec</text:span></text:p>
          <text:p text:style-name="P26"><text:span text:style-name="T39">6</text:span><text:span text:style-name="T38">00 kts<text:tab/></text:span><text:span text:style-name="T41"><text:tab/>60.8 ft<text:tab/><text:tab/>101.3 ft<text:tab/>141.8 ft</text:span></text:p>
          <text:p text:style-name="P26"><text:span text:style-name="T39">5</text:span><text:span text:style-name="T38">50 kts<text:tab/></text:span><text:span text:style-name="T41"><text:tab/>55.7 ft<text:tab/><text:tab/>92.8 ft<text:tab/><text:tab/>130.0 ft</text:span></text:p>
          <text:p text:style-name="P27"><text:span text:style-name="T39">500 kts<text:tab/></text:span><text:span text:style-name="T42"><text:tab/>50.6</text:span><text:span text:style-name="T43"> ft<text:tab/></text:span><text:span text:style-name="T42"><text:tab/>84.4 </text:span><text:span text:style-name="T43">ft</text:span><text:span text:style-name="T42"><text:tab/><text:tab/>118.1 </text:span><text:span text:style-name="T43">ft</text:span></text:p>
          <text:p text:style-name="P23"><text:span text:style-name="T4">450 kts<text:tab/></text:span><text:tab/>45.6 <text:span text:style-name="T37">ft</text:span><text:tab/><text:tab/>76.0 <text:span text:style-name="T37">ft</text:span><text:tab/><text:tab/>106.3 <text:span text:style-name="T37">ft</text:span></text:p>
          <text:p text:style-name="P23"><text:span text:style-name="T4">400 kts<text:tab/></text:span><text:tab/>40.5 <text:span text:style-name="T37">ft</text:span><text:tab/><text:tab/>67.5 <text:span text:style-name="T37">ft</text:span><text:tab/><text:tab/>94.5 <text:span text:style-name="T37">ft</text:span></text:p>
          <text:p text:style-name="P23"><text:span text:style-name="T4">350 kts<text:tab/></text:span><text:tab/>35.4 <text:span text:style-name="T37">ft</text:span><text:tab/><text:tab/>59.0 <text:span text:style-name="T37">ft</text:span><text:tab/><text:tab/>82.7 <text:span text:style-name="T37">ft</text:span></text:p>
        </text:list-item>
        <text:list-item>
          <text:p text:style-name="P33"><text:span text:style-name="T30">Calculation: kts / 60 / 60 * </text:span><text:span text:style-name="T31">6076.115 / </text:span><text:span text:style-name="T32">interval = distance</text:span><text:span text:style-name="T33"> in f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12-30T04:15:45.324000000</dc:date>
    <meta:editing-duration>PT21H25M43S</meta:editing-duration>
    <meta:editing-cycles>83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1" meta:word-count="557" meta:character-count="2943" meta:non-whitespace-character-count="2454"/>
  </office:meta>
</office:document-meta>
</file>